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ce1" style:family="table-cell">
      <style:text-properties fo:font-size="20pt" style:font-size-asian="20pt" style:font-size-complex="20pt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14.098cm" svg:height="3.998cm" svg:x="7.065cm" svg:y="8.55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A1</text:p>
              </table:table-cell>
              <table:table-cell>
                <text:p text:style-name="P1">B1</text:p>
              </table:table-cell>
            </table:table-row>
            <table:table-row table:style-name="ro2" table:default-cell-style-name="ce1">
              <table:table-cell>
                <text:p text:style-name="P1">A2</text:p>
              </table:table-cell>
              <table:table-cell>
                <text:p text:style-name="P1">B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los Vajna</meta:initial-creator>
    <meta:creation-date>2017-01-23T10:48:35.267411885</meta:creation-date>
    <dc:date>2017-10-28T15:23:46.880771926</dc:date>
    <meta:editing-duration>PT1M49S</meta:editing-duration>
    <meta:editing-cycles>2</meta:editing-cycles>
    <meta:generator>LibreOfficeDev/6.0.0.0.alpha1$Linux_X86_64 LibreOffice_project/5fcf36f5100c8d003f94fa3ec1d926d2fe8634c2</meta:generator>
    <meta:document-statistic meta:object-count="24"/>
  </office:meta>
</office:document-meta>
</file>